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9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6.588cm" svg:x2="15.351cm" svg:y2="6.588cm">
          <text:p/>
        </draw:line>
        <draw:line draw:style-name="gr1" draw:text-style-name="P1" draw:layer="layout" svg:x1="11.16cm" svg:y1="6.588cm" svg:x2="7.35cm" svg:y2="9.89cm">
          <text:p/>
        </draw:line>
        <draw:line draw:style-name="gr1" draw:text-style-name="P1" draw:layer="layout" svg:x1="4.429cm" svg:y1="10.144cm" svg:x2="17.383cm" svg:y2="10.144cm">
          <text:p/>
        </draw:line>
        <draw:custom-shape draw:style-name="gr2" draw:text-style-name="P2" draw:layer="layout" svg:width="2.032cm" svg:height="1.524cm" svg:x="15.4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369cm" svg:height="0.962cm" svg:x="6.461cm" svg:y="9.636cm">
          <draw:text-box>
            <text:p>Switch</text:p>
          </draw:text-box>
        </draw:frame>
        <draw:frame draw:style-name="gr4" draw:text-style-name="P3" draw:layer="layout" svg:width="2.259cm" svg:height="0.962cm" svg:x="10.144cm" svg:y="5.572cm">
          <draw:text-box>
            <text:p>node1</text:p>
          </draw:text-box>
        </draw:frame>
        <draw:custom-shape draw:style-name="gr5" draw:text-style-name="P2" draw:layer="layout" svg:width="0.001cm" svg:height="0.127cm" svg:x="12.303cm" svg:y="9.509cm">
          <text:p text:style-name="P2">Node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874cm" svg:height="0.962cm" svg:x="15.351cm" svg:y="4.429cm">
          <draw:text-box>
            <text:p>Loc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00:25:37.265914306</meta:creation-date>
    <dc:date>2016-11-10T00:29:13.740316860</dc:date>
    <meta:editing-duration>PT2M53S</meta:editing-duration>
    <meta:editing-cycles>2</meta:editing-cycles>
    <meta:generator>LibreOffice/5.1.4.2$Linux_X86_64 LibreOffice_project/10m0$Build-2</meta:generator>
    <meta:document-statistic meta:object-count="8"/>
  </office:meta>
</office:document-meta>
</file>